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804EC98A148C9B191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itmap_20_1" draw:opacity="38%" style:repeat="stretch" draw:fill-image-ref-point-x="0%" draw:fill-image-ref-point-y="0%" draw:fill-image-ref-point="center"/>
    </style:style>
    <style:style style:name="gr1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2cm" fo:min-width="10.5cm"/>
      <style:paragraph-properties style:writing-mode="lr-tb"/>
    </style:style>
    <style:style style:name="gr2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3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4.284cm" fo:min-width="11.544cm"/>
      <style:paragraph-properties style:writing-mode="lr-tb"/>
    </style:style>
    <style:style style:name="gr4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7.502cm" fo:min-width="12.9cm"/>
      <style:paragraph-properties style:writing-mode="lr-tb"/>
    </style:style>
    <style:style style:name="gr5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cm" fo:min-width="12.543cm"/>
      <style:paragraph-properties style:writing-mode="lr-tb"/>
    </style:style>
    <style:style style:name="gr6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8.505cm" fo:min-width="12.543cm"/>
      <style:paragraph-properties style:writing-mode="lr-tb"/>
    </style:style>
    <style:style style:name="gr7" style:family="graphic" style:parent-style-name="objectwithoutfill">
      <style:graphic-properties draw:stroke="solid" draw:stroke-dash="Dot_20__28_Rounded_29_" svg:stroke-width="0.106cm" svg:stroke-color="#ff0000" draw:marker-start-width="0.359cm" draw:marker-end="Arrowheads_20_4" draw:marker-end-width="0.459cm" svg:stroke-linecap="round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color="#ff0000" draw:fill="gradient" draw:fill-color="#ffffff" draw:fill-gradient-name="Gradient_20_10" fo:min-height="1.381cm"/>
      <style:paragraph-properties style:writing-mode="lr-tb"/>
    </style:style>
    <style:style style:name="gr9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2.35cm" fo:min-width="10.5cm"/>
      <style:paragraph-properties style:writing-mode="lr-tb"/>
    </style:style>
    <style:style style:name="gr10" style:family="graphic" style:parent-style-name="standard" style:list-style-name="L1">
      <style:graphic-properties svg:stroke-color="#ff0000" draw:fill="gradient" draw:fill-color="#a0c9fd" draw:fill-gradient-name="Gradient_20_10" draw:textarea-horizontal-align="justify" draw:textarea-vertical-align="middle" draw:auto-grow-height="false" fo:min-height="3.14cm" fo:min-width="12.543cm"/>
      <style:paragraph-properties style:writing-mode="lr-tb"/>
    </style:style>
    <style:style style:name="P1" style:family="paragraph"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5pt" style:font-size-asian="15pt" style:font-size-complex="15pt"/>
    </style:style>
    <style:style style:name="P3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font-size="15pt" style:font-size-asian="15pt" style:font-size-complex="15pt"/>
    </style:style>
    <style:style style:name="P4" style:family="paragraph"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="gradient" draw:fill-color="#a0c9fd" draw:fill-gradient-name="Gradient_20_10"/>
      <style:paragraph-properties fo:margin-left="0cm" fo:margin-right="0cm" fo:margin-top="0cm" fo:margin-bottom="0.3cm" fo:line-height="100%" fo:text-align="center" fo:text-indent="0cm" style:writing-mode="lr-tb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color="#ffffff" draw:fill-gradient-name="Gradient_20_10"/>
      <style:paragraph-properties fo:text-align="center" style:writing-mode="lr-tb"/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style:style style:name="T1" style:family="text">
      <style:text-properties fo:font-size="17pt" style:text-underline-style="solid" style:text-underline-width="auto" style:text-underline-color="font-color" style:font-size-asian="17pt" style:font-size-complex="17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66" loext:opacity="100%" fo:font-size="15pt" fo:font-style="normal" fo:background-color="#ffbf00" style:font-size-asian="15pt" style:font-style-asian="normal" style:font-size-complex="15pt" style:font-style-complex="normal"/>
    </style:style>
    <style:style style:name="T7" style:family="text">
      <style:text-properties fo:color="#000000" loext:opacity="100%" fo:font-size="15pt" fo:font-style="italic" fo:background-color="transparent" style:font-size-asian="15pt" style:font-style-asian="italic" style:font-size-complex="15pt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fo:font-size="15pt" fo:font-style="normal" fo:background-color="transparent" style:font-size-asian="15pt" style:font-style-asian="normal" style:font-size-complex="15pt" style:font-style-complex="normal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style:font-name="Liberation Sans1" fo:font-size="35pt" style:text-underline-style="none" fo:font-weight="bold" style:font-size-asian="35pt" style:font-weight-asian="bold" style:font-size-complex="3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1cm" svg:height="3.392cm" svg:x="1cm" svg:y="4.9cm">
          <text:p text:style-name="P1"><text:span text:style-name="T1">Ba</text:span><text:span text:style-name="T1">nd</text:span></text:p>
          <text:p text:style-name="P2"><text:span text:style-name="T2">id</text:span><text:span text:style-name="T2"><text:tab/></text:span><text:span text:style-name="T2"><text:tab/></text:span><text:span text:style-name="T2"><text:tab/></text:span><text:span text:style-name="T2">int</text:span><text:span text:style-name="T2">eg</text:span><text:span text:style-name="T2">er</text:span><text:span text:style-name="T2"><text:tab/></text:span><text:span text:style-name="T2"><text:tab/></text:span><text:span text:style-name="T3">🔑 </text:span><text:span text:style-name="T3">PK</text:span></text:p>
          <text:p text:style-name="P2"><text:span text:style-name="T4">na</text:span><text:span text:style-name="T4">me</text:span><text:span text:style-name="T4"><text:tab/></text:span><text:span text:style-name="T4"><text:tab/></text:span><text:span text:style-name="T4">tex</text:span><text:span text:style-name="T4">t</text:span><text:span text:style-name="T4"><text:tab/></text:span><text:span text:style-name="T4"><text:tab/></text:span><text:span text:style-name="T4"><text:tab/></text:span><text:span text:style-name="T4">NO</text:span><text:span text:style-name="T4">T </text:span><text:span text:style-name="T4">NU</text:span><text:span text:style-name="T4">LL</text:span></text:p>
          <text:p text:style-name="P2"><text:span text:style-name="T4">cou</text:span><text:span text:style-name="T4">ntr</text:span><text:span text:style-name="T4">y</text:span><text:span text:style-name="T4"><text:tab/></text:span><text:span text:style-name="T4"><text:tab/></text:span><text:span text:style-name="T4">tex</text:span><text:span text:style-name="T4">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cm" svg:height="2.6cm" svg:x="13.692cm" svg:y="4.9cm">
          <text:p text:style-name="P4"><text:span text:style-name="T1">Label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2.044cm" svg:height="4.534cm" svg:x="18.094cm" svg:y="14.228cm">
          <text:p text:style-name="P4"><text:span text:style-name="T1">Ord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otal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NULL</text:span></text:p>
          <text:p text:style-name="P5"><text:span text:style-name="T4">placed_on</text:span><text:span text:style-name="T4"><text:tab/></text:span><text:span text:style-name="T4"><text:tab/></text:span><text:span text:style-name="T4"><text:tab/></text:span><text:span text:style-name="T4">time</text:span></text:p>
          <text:p text:style-name="P5"><text:span text:style-name="T4">fulfilled_on</text:span><text:span text:style-name="T4"><text:tab/></text:span><text:span text:style-name="T4"><text:tab/></text:span><text:span text:style-name="T4">time</text:span></text:p>
          <text:p text:style-name="P5"><text:span text:style-name="T5">user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7"> <text:s/>FK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4cm" svg:height="7.752cm" svg:x="27.6cm" svg:y="20.948cm">
          <text:p text:style-name="P4"><text:span text:style-name="T1">Us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f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4">l_name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text:p text:style-name="P5"><text:span text:style-name="T8">email</text:span><text:span text:style-name="T8"><text:tab/></text:span><text:span text:style-name="T8"><text:tab/></text:span><text:span text:style-name="T8"><text:tab/></text:span><text:span text:style-name="T8">text</text:span><text:span text:style-name="T8"><text:tab/></text:span><text:span text:style-name="T8"><text:tab/></text:span><text:span text:style-name="T8"><text:tab/></text:span><text:span text:style-name="T4">NOT NULL</text:span></text:p>
          <text:p text:style-name="P5"><text:span text:style-name="T8">password_hash</text:span><text:span text:style-name="T8"><text:tab/></text:span><text:span text:style-name="T8"><text:tab/></text:span><text:span text:style-name="T8">text</text:span><text:span text:style-name="T8"><text:tab/></text:span><text:span text:style-name="T8"><text:tab/></text:span><text:span text:style-name="T8"><text:tab/></text:span><text:span text:style-name="T4">NOT NULL</text:span></text:p>
          <text:p text:style-name="P5"><text:span text:style-name="T4">house_number</text:span><text:span text:style-name="T4"><text:tab/></text:span><text:span text:style-name="T4"><text:tab/></text:span><text:span text:style-name="T4">integer</text:span><text:span text:style-name="T4"><text:tab/></text:span></text:p>
          <text:p text:style-name="P5"><text:span text:style-name="T4">street_name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city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/text:p>
          <text:p text:style-name="P5"><text:span text:style-name="T4">count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is_admin</text:span><text:span text:style-name="T4"><text:tab/>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FALSE</text:span></text:p>
          <text:p text:style-name="P5"><text:span text:style-name="T4">is_contributor</text:span><text:span text:style-name="T4"><text:tab/></text:span><text:span text:style-name="T4"><text:tab/></text:span><text:span text:style-name="T4">boolean</text:span><text:span text:style-name="T4"><text:tab/></text:span><text:span text:style-name="T4"><text:tab/></text:span><text:span text:style-name="T4">DEFAULT FALS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3.043cm" svg:height="3.39cm" svg:x="8.856cm" svg:y="25.31cm">
          <text:p text:style-name="P4"><text:span text:style-name="T1">Alb</text:span><text:span text:style-name="T1">um</text:span><text:span text:style-name="T1">_O</text:span><text:span text:style-name="T1">rd</text:span><text:span text:style-name="T1">er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</text:span><text:span text:style-name="T2">eg</text:span><text:span text:style-name="T2">er</text:span><text:span text:style-name="T2"><text:tab/></text:span><text:span text:style-name="T2"><text:tab/></text:span><text:span text:style-name="T3">🔑 </text:span><text:span text:style-name="T3">PK</text:span></text:p>
          <text:p text:style-name="P5"><text:span text:style-name="T5">alb</text:span><text:span text:style-name="T5">um</text:span><text:span text:style-name="T5">_id</text:span><text:span text:style-name="T5"><text:tab/></text:span><text:span text:style-name="T5"><text:tab/></text:span><text:span text:style-name="T5"><text:tab/></text:span><text:span text:style-name="T5">inte</text:span><text:span text:style-name="T5">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text:p text:style-name="P5"><text:span text:style-name="T5">ord</text:span><text:span text:style-name="T5">er_i</text:span><text:span text:style-name="T5">d</text:span><text:span text:style-name="T5"><text:tab/></text:span><text:span text:style-name="T5"><text:tab/></text:span><text:span text:style-name="T5"><text:tab/></text:span><text:span text:style-name="T5">inte</text:span><text:span text:style-name="T5">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3.043cm" svg:height="8.755cm" svg:x="1cm" svg:y="12.128cm">
          <text:p text:style-name="P4"><text:span text:style-name="T1">Album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title</text:span><text:span text:style-name="T4"><text:tab/>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</text:span><text:span text:style-name="T4">NULL</text:span></text:p>
          <text:p text:style-name="P5"><text:span text:style-name="T4">cove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</text:span><text:span text:style-name="T4">NULL</text:span></text:p>
          <text:p text:style-name="P5"><text:span text:style-name="T4">summary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/text:p>
          <text:p text:style-name="P5"><text:span text:style-name="T4">duration</text:span><text:span text:style-name="T4"><text:tab/></text:span><text:span text:style-name="T4"><text:tab/></text:span><text:span text:style-name="T4"><text:tab/></text:span><text:span text:style-name="T4">integer</text:span><text:span text:style-name="T4"><text:tab/></text:span></text:p>
          <text:p text:style-name="P5"><text:span text:style-name="T4">format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/text:p>
          <text:p text:style-name="P5"><text:span text:style-name="T4">release_year</text:span><text:span text:style-name="T4"><text:tab/></text:span><text:span text:style-name="T4"><text:tab/></text:span><text:span text:style-name="T4">smallint</text:span><text:span text:style-name="T4"><text:tab/></text:span><text:span text:style-name="T4"><text:tab/></text:span><text:span text:style-name="T4">NOT </text:span><text:span text:style-name="T4">null</text:span></text:p>
          <text:p text:style-name="P5"><text:span text:style-name="T4">colour</text:span><text:span text:style-name="T4"><text:tab/>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DEFAULT black</text:span></text:p>
          <text:p text:style-name="P5"><text:span text:style-name="T4">quantity</text:span><text:span text:style-name="T4"><text:tab/></text:span><text:span text:style-name="T4"><text:tab/></text:span><text:span text:style-name="T4"><text:tab/></text:span><text:span text:style-name="T4">integer</text:span><text:span text:style-name="T4"><text:tab/></text:span><text:span text:style-name="T4"><text:tab/></text:span><text:span text:style-name="T4">DEFAULT 0</text:span></text:p>
          <text:p text:style-name="P5"><text:span text:style-name="T4">price</text:span><text:span text:style-name="T4"><text:tab/></text:span><text:span text:style-name="T4"><text:tab/></text:span><text:span text:style-name="T4"><text:tab/></text:span><text:span text:style-name="T4"><text:tab/></text:span><text:span text:style-name="T4">numeric(5,2)</text:span><text:span text:style-name="T4"><text:tab/></text:span><text:span text:style-name="T4">NOT </text:span><text:span text:style-name="T4">NULL</text:span></text:p>
          <text:p text:style-name="P5"><text:span text:style-name="T5">band_name</text:span><text:span text:style-name="T5"><text:tab/></text:span><text:span text:style-name="T5"><text:tab/></text:span><text:span text:style-name="T5">text</text:span><text:span text:style-name="T5"><text:tab/>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text:p text:style-name="P5"><text:span text:style-name="T5">label_name</text:span><text:span text:style-name="T5"><text:tab/></text:span><text:span text:style-name="T5"><text:tab/></text:span><text:span text:style-name="T5">text</text:span><text:span text:style-name="T5"><text:tab/></text:span><text:span text:style-name="T5"><text:tab/></text:span><text:span text:style-name="T5"><text:tab/></text:span><text:span text:style-name="T6">⬉</text:span><text:span text:style-name="T9"> <text:s/></text:span><text:span text:style-name="T7">FK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6.292cm" svg:y1="8.293cm" svg:x2="6.292cm" svg:y2="12.149cm">
          <text:p/>
        </draw:line>
        <draw:frame draw:style-name="gr8" draw:text-style-name="P9" draw:layer="layout" svg:width="19.607cm" svg:height="1.631cm" svg:x="10.3cm" svg:y="1.9cm">
          <draw:text-box>
            <text:p text:style-name="P8"><text:span text:style-name="T11">Vinyl Shop ERD</text:span></text:p>
          </draw:text-box>
        </draw:frame>
        <draw:custom-shape draw:style-name="gr9" draw:text-style-name="P6" draw:layer="layout" svg:width="11cm" svg:height="2.6cm" svg:x="26.383cm" svg:y="4.9cm">
          <text:p text:style-name="P4"><text:span text:style-name="T1">Genre</text:span></text:p>
          <text:p text:style-name="P5"><text:span text:style-name="T2">Id</text:span><text:span text:style-name="T2"><text:tab/></text:span><text:span text:style-name="T2"><text:tab/></text:span><text:span text:style-name="T2"><text:tab/></text:span><text:span text:style-name="T2">integer</text:span><text:span text:style-name="T2"><text:tab/></text:span><text:span text:style-name="T2"><text:tab/></text:span><text:span text:style-name="T3">🔑 PK</text:span></text:p>
          <text:p text:style-name="P5"><text:span text:style-name="T4">name</text:span><text:span text:style-name="T4"><text:tab/></text:span><text:span text:style-name="T4"><text:tab/></text:span><text:span text:style-name="T4">text</text:span><text:span text:style-name="T4"><text:tab/></text:span><text:span text:style-name="T4"><text:tab/></text:span><text:span text:style-name="T4"><text:tab/></text:span><text:span text:style-name="T4">NOT NULL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3.726cm" svg:y1="7.507cm" svg:x2="11.014cm" svg:y2="12.125cm">
          <text:p/>
        </draw:line>
        <draw:line draw:style-name="gr7" draw:text-style-name="P7" draw:layer="layout" svg:x1="12.229cm" svg:y1="10.054cm" svg:x2="9.584cm" svg:y2="12.117cm">
          <text:p/>
        </draw:line>
        <draw:line draw:style-name="gr7" draw:text-style-name="P7" draw:layer="layout" svg:x1="12.259cm" svg:y1="10.021cm" svg:x2="12.259cm" svg:y2="12.144cm">
          <text:p/>
        </draw:line>
        <draw:custom-shape draw:style-name="gr10" draw:text-style-name="P6" draw:layer="layout" svg:width="13.043cm" svg:height="3.39cm" svg:x="18.094cm" svg:y="10.066cm">
          <text:p text:style-name="P4"><text:span text:style-name="T1">Album_Genre</text:span></text:p>
          <text:p text:style-name="P5"><text:span text:style-name="T2">(album_id, genre_id)</text:span><text:span text:style-name="T2"><text:tab/></text:span><text:span text:style-name="T2"><text:tab/></text:span><text:span text:style-name="T2"><text:tab/></text:span><text:span text:style-name="T3">🔑 PK</text:span></text:p>
          <text:p text:style-name="P5"><text:span text:style-name="T5">album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text:p text:style-name="P5"><text:span text:style-name="T5">genre_id</text:span><text:span text:style-name="T5"><text:tab/></text:span><text:span text:style-name="T5"><text:tab/></text:span><text:span text:style-name="T5"><text:tab/></text:span><text:span text:style-name="T5">integer</text:span><text:span text:style-name="T5"><text:tab/></text:span><text:span text:style-name="T5"><text:tab/></text:span><text:span text:style-name="T6">⬉</text:span><text:span text:style-name="T9"> <text:s/></text:span><text:span text:style-name="T10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28.895cm" svg:y1="7.547cm" svg:x2="28.895cm" svg:y2="10.078cm">
          <text:p/>
        </draw:line>
        <draw:line draw:style-name="gr7" draw:text-style-name="P7" draw:layer="layout" svg:x1="28.872cm" svg:y1="8.891cm" svg:x2="27.87cm" svg:y2="10.085cm">
          <text:p/>
        </draw:line>
        <draw:line draw:style-name="gr7" draw:text-style-name="P7" draw:layer="layout" svg:x1="28.912cm" svg:y1="8.891cm" svg:x2="29.914cm" svg:y2="10.085cm">
          <text:p/>
        </draw:line>
        <draw:line draw:style-name="gr7" draw:text-style-name="P7" draw:layer="layout" svg:x1="14.087cm" svg:y1="12.166cm" svg:x2="18.095cm" svg:y2="12.166cm">
          <text:p/>
        </draw:line>
        <draw:line draw:style-name="gr7" draw:text-style-name="P7" draw:layer="layout" svg:x1="16.913cm" svg:y1="12.19cm" svg:x2="18.091cm" svg:y2="13.113cm">
          <text:p/>
        </draw:line>
        <draw:line draw:style-name="gr7" draw:text-style-name="P7" draw:layer="layout" svg:x1="16.882cm" svg:y1="12.148cm" svg:x2="18.092cm" svg:y2="11.267cm">
          <text:p/>
        </draw:line>
        <draw:line draw:style-name="gr7" draw:text-style-name="P7" draw:layer="layout" svg:x1="6.272cm" svg:y1="10.955cm" svg:x2="5.27cm" svg:y2="12.149cm">
          <text:p/>
        </draw:line>
        <draw:line draw:style-name="gr7" draw:text-style-name="P7" draw:layer="layout" svg:x1="6.312cm" svg:y1="10.954cm" svg:x2="7.314cm" svg:y2="12.148cm">
          <text:p/>
        </draw:line>
        <draw:line draw:style-name="gr7" draw:text-style-name="P7" draw:layer="layout" svg:x1="9.955cm" svg:y1="20.929cm" svg:x2="9.955cm" svg:y2="25.305cm">
          <text:p/>
        </draw:line>
        <draw:line draw:style-name="gr7" draw:text-style-name="P7" draw:layer="layout" svg:x1="9.937cm" svg:y1="24.111cm" svg:x2="8.935cm" svg:y2="25.305cm">
          <text:p/>
        </draw:line>
        <draw:line draw:style-name="gr7" draw:text-style-name="P7" draw:layer="layout" svg:x1="9.977cm" svg:y1="24.11cm" svg:x2="10.979cm" svg:y2="25.304cm">
          <text:p/>
        </draw:line>
        <draw:line draw:style-name="gr7" draw:text-style-name="P7" draw:layer="layout" svg:x1="18.135cm" svg:y1="18.83cm" svg:x2="18.135cm" svg:y2="25.279cm">
          <text:p/>
        </draw:line>
        <draw:line draw:style-name="gr7" draw:text-style-name="P7" draw:layer="layout" svg:x1="18.121cm" svg:y1="24.085cm" svg:x2="17.119cm" svg:y2="25.279cm">
          <text:p/>
        </draw:line>
        <draw:line draw:style-name="gr7" draw:text-style-name="P7" draw:layer="layout" svg:x1="18.161cm" svg:y1="24.084cm" svg:x2="19.163cm" svg:y2="25.278cm">
          <text:p/>
        </draw:line>
        <draw:line draw:style-name="gr7" draw:text-style-name="P7" draw:layer="layout" svg:x1="27.654cm" svg:y1="20.874cm" svg:x2="27.654cm" svg:y2="18.761cm">
          <text:p/>
        </draw:line>
        <draw:line draw:style-name="gr7" draw:text-style-name="P7" draw:layer="layout" svg:x1="27.678cm" svg:y1="19.847cm" svg:x2="28.68cm" svg:y2="18.761cm">
          <text:p/>
        </draw:line>
        <draw:line draw:style-name="gr7" draw:text-style-name="P7" draw:layer="layout" svg:x1="27.637cm" svg:y1="19.847cm" svg:x2="26.635cm" svg:y2="18.76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6f9d4" draw:end-color="#999999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804EC98A148C9B191C.jpg" xlink:type="simple" xlink:show="embed" xlink:actuate="onLoad"/>
    <draw:marker draw:name="Arrow" svg:viewBox="0 0 20 30" svg:d="M10 0l-10 30h20z"/>
    <draw:marker draw:name="Arrowheads_20_4" draw:display-name="Arrowheads 4" svg:viewBox="0 0 20 20" svg:d="M0 20l10-20 10 20z"/>
    <draw:stroke-dash draw:name="Dot_20__28_Rounded_29_" draw:display-name="Dot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6T22:53:33.409969157</meta:creation-date>
    <dc:date>2023-12-09T02:50:31.078711269</dc:date>
    <meta:editing-duration>PT3H48S</meta:editing-duration>
    <meta:editing-cycles>11</meta:editing-cycles>
    <meta:generator>LibreOffice/7.3.7.2$Linux_X86_64 LibreOffice_project/30$Build-2</meta:generator>
    <meta:document-statistic meta:object-count="30"/>
  </office:meta>
</office:document-meta>
</file>